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9" manifest:media-type=""/>
  <manifest:file-entry manifest:full-path="ObjectReplacements/Object 9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8" manifest:media-type=""/>
  <manifest:file-entry manifest:full-path="ObjectReplacements/Object 6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7" manifest:media-type=""/>
  <manifest:file-entry manifest:full-path="ObjectReplacements/Object 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5" style:family="table">
      <style:table-properties style:width="9.155cm" fo:margin-left="0cm" fo:margin-right="-0.004cm" fo:margin-top="0.199cm" fo:margin-bottom="0.199cm" table:align="margins"/>
    </style:style>
    <style:style style:name="Tableau5.A" style:family="table-column">
      <style:table-column-properties style:column-width="1.341cm" style:rel-column-width="9594*"/>
    </style:style>
    <style:style style:name="Tableau5.B" style:family="table-column">
      <style:table-column-properties style:column-width="0.956cm" style:rel-column-width="6839*"/>
    </style:style>
    <style:style style:name="Tableau5.C" style:family="table-column">
      <style:table-column-properties style:column-width="0.982cm" style:rel-column-width="7039*"/>
    </style:style>
    <style:style style:name="Tableau5.I" style:family="table-column">
      <style:table-column-properties style:column-width="0.96cm" style:rel-column-width="6868*"/>
    </style:style>
    <style:style style:name="Tableau5.1" style:family="table-row">
      <style:table-row-properties style:row-height="1.101cm"/>
    </style:style>
    <style:style style:name="Tableau5.A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5.B1" style:family="table-cell" style:data-style-name="N0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5.I1" style:family="table-cell" style:data-style-name="N0">
      <style:table-cell-properties style:vertical-align="middle" fo:background-color="#ecf191" fo:padding="0cm" fo:border="0.5pt solid #000000">
        <style:background-image/>
      </style:table-cell-properties>
    </style:style>
    <style:style style:name="Tableau5.2" style:family="table-row">
      <style:table-row-properties style:row-height="0.55cm"/>
    </style:style>
    <style:style style:name="Tableau5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 style:data-style-name="N0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5.B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M_20_page_20_impaire_20__28_D_29_">
      <style:text-properties officeooo:rsid="01035d0f" officeooo:paragraph-rsid="01035d0f"/>
    </style:style>
    <style:style style:name="P5" style:family="paragraph" style:parent-style-name="_5f_Header_20_P_20_page_20_paire_20__28_G_29_">
      <style:text-properties officeooo:rsid="0107aa33" officeooo:paragraph-rsid="0107aa33"/>
    </style:style>
    <style:style style:name="P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D_20_page_20_impaire_20__28_D_29_">
      <style:text-properties officeooo:rsid="00fe4814" officeooo:paragraph-rsid="00fe4814"/>
    </style:style>
    <style:style style:name="P11" style:family="paragraph" style:parent-style-name="_5f_Header_20_N_20_page_20_paire_20__28_G_29_">
      <style:text-properties officeooo:rsid="00f84d06" officeooo:paragraph-rsid="00f84d06"/>
    </style:style>
    <style:style style:name="P12" style:family="paragraph" style:parent-style-name="_5f_Header_20_G_20_page_20_paire_20__28_G_29_">
      <style:text-properties officeooo:rsid="00fbc68f" officeooo:paragraph-rsid="00fbc68f"/>
    </style:style>
    <style:style style:name="P13" style:family="paragraph" style:parent-style-name="_5f_Footer_20_page_20_impaire_20__28_D_29_"/>
    <style:style style:name="P14" style:family="paragraph" style:parent-style-name="_5f_Footer_20_page_20_impaire_20__28_D_29_">
      <style:text-properties officeooo:paragraph-rsid="01316a8b"/>
    </style:style>
    <style:style style:name="P1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7" style:family="paragraph" style:parent-style-name="_5f_Footer_20_page_20_paire_20__28_G_29_"/>
    <style:style style:name="P18" style:family="paragraph" style:parent-style-name="_5f_Footer_20_page_20_paire_20__28_G_29_">
      <style:text-properties officeooo:paragraph-rsid="01336347"/>
    </style:style>
    <style:style style:name="P19" style:family="paragraph" style:parent-style-name="_5f_Footer_20_page_20_paire_20__28_G_29_">
      <style:text-properties officeooo:paragraph-rsid="01397109"/>
    </style:style>
    <style:style style:name="P20" style:family="paragraph" style:parent-style-name="_5f_Footer_20_page_20_paire_20__28_G_29_">
      <style:text-properties officeooo:paragraph-rsid="013b50d8"/>
    </style:style>
    <style:style style:name="P21" style:family="paragraph" style:parent-style-name="_5f_Footer_20_page_20_paire_20__28_G_29_">
      <style:text-properties officeooo:paragraph-rsid="013c280e"/>
    </style:style>
    <style:style style:name="P22" style:family="paragraph" style:parent-style-name="_5f_Footer_20_page_20_paire_20__28_G_29_">
      <style:text-properties officeooo:paragraph-rsid="0142af40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M_20_page_20_impaire_20__28_D_29_">
      <style:text-properties officeooo:rsid="01035d0f" officeooo:paragraph-rsid="01035d0f"/>
    </style:style>
    <style:style style:name="P37" style:family="paragraph" style:parent-style-name="_5f_Header_20_M_20_page_20_paire_20__28_G_29_">
      <style:text-properties officeooo:rsid="0101a5c8" officeooo:paragraph-rsid="0101a5c8"/>
    </style:style>
    <style:style style:name="P38" style:family="paragraph" style:parent-style-name="_5f_Header_20_N_20_page_20_impaire_20__28_D_29_">
      <style:text-properties officeooo:rsid="010462d7" officeooo:paragraph-rsid="010462d7"/>
    </style:style>
    <style:style style:name="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0" style:family="paragraph" style:parent-style-name="_5f_Header_20_P_20_page_20_paire_20__28_G_29_">
      <style:text-properties officeooo:rsid="0107aa33" officeooo:paragraph-rsid="0107aa33"/>
    </style:style>
    <style:style style:name="P4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3" style:family="paragraph" style:parent-style-name="_5f_Paragraphe_5f_Réponse_5f_Elève_5f_Fractions_5f_numéroté" style:list-style-name="_5f_Numérotation_20_des_20_exercices"/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Premier_5f_Titre_5f_Exercices_5f_avec_5f_Num_20_Exo_5f_Avec_5f_Titre" style:list-style-name="_5f_Numérotation_20_des_20_exercices"/>
    <style:style style:name="P46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47" style:family="paragraph" style:parent-style-name="_5f_Titre_5f_Exercices_5f_avec_5f_Titre" style:list-style-name="_5f_Numérotation_20_des_20_exercices"/>
    <style:style style:name="P48" style:family="paragraph" style:parent-style-name="_5f_Titre_5f_Exercices_5f_sans_5f_Titre" style:list-style-name="_5f_Numérotation_20_des_20_exercices"/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d62e4e"/>
    </style:style>
    <style:style style:name="P52" style:family="paragraph">
      <loext:graphic-properties draw:fill="solid" draw:fill-color="#7fb241"/>
    </style:style>
    <style:style style:name="P53" style:family="paragraph">
      <loext:graphic-properties draw:fill="solid" draw:fill-color="#9d0f89"/>
    </style:style>
    <style:style style:name="P54" style:family="paragraph">
      <loext:graphic-properties draw:fill="solid" draw:fill-color="#1ca2b8"/>
    </style:style>
    <style:style style:name="P55" style:family="paragraph">
      <loext:graphic-properties draw:fill="solid" draw:fill-color="#d7e12c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99e06"/>
    </style:style>
    <style:style style:name="P5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zh" style:country-asian="CN" style:language-complex="hi" style:country-complex="IN"/>
    </style:style>
    <style:style style:name="T1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fo:margin-left="0cm" fo:margin-right="0cm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iting-mode="lr-tb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cm" fo:min-width="0.445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cm" fo:min-width="0.446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cm" fo:min-width="0.448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4cm" fo:min-width="0.45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4cm" fo:min-width="0.452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1cm" fo:min-width="0.45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1cm" fo:min-width="0.452cm" fo:padding-top="0.141cm" fo:padding-bottom="0.141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6" text:outline-level="1"><text:span text:style-name="_5f_Caractères_5f_gras">Pourquoi peut-on simplifier une fraction ?</text:span></text:h>
        </text:list-item>
      </text:list>
      <text:h text:style-name="_5f_Paragraphe" text:outline-level="1"><text:span text:style-name="_5f_Caractères">Voici deux rectangles superposables, découpés de façons différentes.</text:span></text:h>
      <text:list text:continue-numbering="true" text:style-name="_5f_Numérotation_20_des_20_exercices">
        <text:list-item>
          <text:list>
            <text:list-item>
              <text:p text:style-name="P44"><draw:g text:anchor-type="paragraph" draw:z-index="66" draw:name="Forme1" draw:style-name="gr10"><draw:custom-shape draw:style-name="gr11" draw:text-style-name="P56" svg:width="0.996cm" svg:height="2.5cm" svg:x="1.094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56" svg:width="0.997cm" svg:height="2.5cm" svg:x="2.089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56" svg:width="0.996cm" svg:height="2.5cm" svg:x="3.084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56" svg:width="0.997cm" svg:height="2.5cm" svg:x="4.077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56" svg:width="0.996cm" svg:height="2.5cm" svg:x="5.072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56" svg:width="0.996cm" svg:height="2.5cm" svg:x="6.065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56" svg:width="0.999cm" svg:height="2.5cm" svg:x="7.058cm" svg:y="1.048cm"><text:p/><draw:enhanced-geometry svg:viewBox="0 0 21600 21600" draw:mirror-horizontal="false" draw:mirror-vertical="false" draw:type="rectangle" draw:enhanced-path="M 0 0 L 21600 0 21600 21600 0 21600 0 0 Z N"/></draw:custom-shape></draw:g><text:span text:style-name="_5f_Caractères">Dans le rectangle ci-dessous, colorie <text:line-break/></text:span><text:span text:style-name="_5f_Caractères"><text:span text:style-name="T9">5 cases sur 7 </text:span></text:span><text:span text:style-name="_5f_Caractères">:</text:span></text:p>
            </text:list-item>
          </text:list>
        </text:list-item>
      </text:list>
      <text:h text:style-name="_5f_Paragraphe" text:outline-level="1"><text:span text:style-name="_5f_Caractères"/></text:h>
      <text:list text:continue-numbering="true" text:style-name="_5f_Numérotation_20_des_20_exercices">
        <text:list-item>
          <text:list>
            <text:list-item>
              <text:p text:style-name="P44"><draw:g text:anchor-type="paragraph" draw:z-index="65" draw:name="Forme4" draw:style-name="gr10"><draw:custom-shape draw:style-name="gr14" draw:text-style-name="P56" svg:width="1.001cm" svg:height="0.835cm" svg:x="1.074cm" svg:y="1.166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2.074cm" svg:y="1.166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3.074cm" svg:y="1.166cm"><text:p/><draw:enhanced-geometry svg:viewBox="0 0 21600 21600" draw:type="rectangle" draw:enhanced-path="M 0 0 L 21600 0 21600 21600 0 21600 0 0 Z N"/></draw:custom-shape><draw:custom-shape draw:style-name="gr15" draw:text-style-name="P56" svg:width="1.003cm" svg:height="0.835cm" svg:x="4.074cm" svg:y="1.166cm"><text:p/><draw:enhanced-geometry svg:viewBox="0 0 21600 21600" draw:type="rectangle" draw:enhanced-path="M 0 0 L 21600 0 21600 21600 0 21600 0 0 Z N"/></draw:custom-shape><draw:custom-shape draw:style-name="gr15" draw:text-style-name="P56" svg:width="1.003cm" svg:height="0.835cm" svg:x="5.075cm" svg:y="1.166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6.075cm" svg:y="1.166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7.075cm" svg:y="1.166cm"><text:p/><draw:enhanced-geometry svg:viewBox="0 0 21600 21600" draw:type="rectangle" draw:enhanced-path="M 0 0 L 21600 0 21600 21600 0 21600 0 0 Z N"/></draw:custom-shape><draw:custom-shape draw:style-name="gr16" draw:text-style-name="P56" svg:width="1.001cm" svg:height="0.832cm" svg:x="1.074cm" svg:y="2cm"><text:p/><draw:enhanced-geometry svg:viewBox="0 0 21600 21600" draw:type="rectangle" draw:enhanced-path="M 0 0 L 21600 0 21600 21600 0 21600 0 0 Z N"/></draw:custom-shape><draw:custom-shape draw:style-name="gr16" draw:text-style-name="P56" svg:width="1.001cm" svg:height="0.832cm" svg:x="2.074cm" svg:y="2cm"><text:p/><draw:enhanced-geometry svg:viewBox="0 0 21600 21600" draw:type="rectangle" draw:enhanced-path="M 0 0 L 21600 0 21600 21600 0 21600 0 0 Z N"/></draw:custom-shape><draw:custom-shape draw:style-name="gr16" draw:text-style-name="P56" svg:width="1.001cm" svg:height="0.832cm" svg:x="3.074cm" svg:y="2cm"><text:p/><draw:enhanced-geometry svg:viewBox="0 0 21600 21600" draw:type="rectangle" draw:enhanced-path="M 0 0 L 21600 0 21600 21600 0 21600 0 0 Z N"/></draw:custom-shape><draw:custom-shape draw:style-name="gr17" draw:text-style-name="P56" svg:width="1.003cm" svg:height="0.832cm" svg:x="4.074cm" svg:y="2cm"><text:p/><draw:enhanced-geometry svg:viewBox="0 0 21600 21600" draw:type="rectangle" draw:enhanced-path="M 0 0 L 21600 0 21600 21600 0 21600 0 0 Z N"/></draw:custom-shape><draw:custom-shape draw:style-name="gr17" draw:text-style-name="P56" svg:width="1.003cm" svg:height="0.832cm" svg:x="5.075cm" svg:y="2cm"><text:p/><draw:enhanced-geometry svg:viewBox="0 0 21600 21600" draw:type="rectangle" draw:enhanced-path="M 0 0 L 21600 0 21600 21600 0 21600 0 0 Z N"/></draw:custom-shape><draw:custom-shape draw:style-name="gr16" draw:text-style-name="P56" svg:width="1.001cm" svg:height="0.832cm" svg:x="6.075cm" svg:y="2cm"><text:p/><draw:enhanced-geometry svg:viewBox="0 0 21600 21600" draw:type="rectangle" draw:enhanced-path="M 0 0 L 21600 0 21600 21600 0 21600 0 0 Z N"/></draw:custom-shape><draw:custom-shape draw:style-name="gr16" draw:text-style-name="P56" svg:width="1.001cm" svg:height="0.832cm" svg:x="7.075cm" svg:y="2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1.074cm" svg:y="2.831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2.074cm" svg:y="2.831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3.074cm" svg:y="2.831cm"><text:p/><draw:enhanced-geometry svg:viewBox="0 0 21600 21600" draw:type="rectangle" draw:enhanced-path="M 0 0 L 21600 0 21600 21600 0 21600 0 0 Z N"/></draw:custom-shape><draw:custom-shape draw:style-name="gr15" draw:text-style-name="P56" svg:width="1.003cm" svg:height="0.835cm" svg:x="4.074cm" svg:y="2.831cm"><text:p/><draw:enhanced-geometry svg:viewBox="0 0 21600 21600" draw:type="rectangle" draw:enhanced-path="M 0 0 L 21600 0 21600 21600 0 21600 0 0 Z N"/></draw:custom-shape><draw:custom-shape draw:style-name="gr15" draw:text-style-name="P56" svg:width="1.003cm" svg:height="0.835cm" svg:x="5.075cm" svg:y="2.831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6.075cm" svg:y="2.831cm"><text:p/><draw:enhanced-geometry svg:viewBox="0 0 21600 21600" draw:type="rectangle" draw:enhanced-path="M 0 0 L 21600 0 21600 21600 0 21600 0 0 Z N"/></draw:custom-shape><draw:custom-shape draw:style-name="gr14" draw:text-style-name="P56" svg:width="1.001cm" svg:height="0.835cm" svg:x="7.075cm" svg:y="2.831cm"><text:p/><draw:enhanced-geometry svg:viewBox="0 0 21600 21600" draw:type="rectangle" draw:enhanced-path="M 0 0 L 21600 0 21600 21600 0 21600 0 0 Z N"/></draw:custom-shape></draw:g><text:span text:style-name="_5f_Caractères">Dans le rectangle ci-dessous, colorie <text:line-break/>1</text:span><text:span text:style-name="_5f_Caractères"><text:span text:style-name="T9">5 cases sur 21 </text:span></text:span><text:span text:style-name="_5f_Caractères">:</text:span></text:p>
            </text:list-item>
          </text:list>
        </text:list-item>
      </text:list>
      <text:p text:style-name="_5f_Paragraphe_5f_Réponse_5f_Elève"><text:span text:style-name="_5f_Caractères">Que constates-tu ? </text:span><text:span text:style-name="_5f_pointillés_20_gris"><text:tab/><text:tab/><text:tab/></text:span></text:p>
      <text:list text:continue-numbering="true" text:style-name="_5f_Numérotation_20_des_20_exercices">
        <text:list-item>
          <text:h text:style-name="P47" text:outline-level="1"><text:span text:style-name="_5f_Caractères_5f_gras">Simplification guidée</text:span></text:h>
        </text:list-item>
      </text:list>
      <text:h text:style-name="_5f_Paragraphe" text:outline-level="1"><text:span text:style-name="_5f_Caractères">En suivant l’exemple ci-dessous, complète les égalités suivantes pour simplifier chaque fraction.</text:span></text:h>
      <text:h text:style-name="_5f_Paragraphe" text:outline-level="1"><text:span text:style-name="_5f_Caractères_5f_gras">Exemple : </text:span><text:span text:style-name="_5f_Caractères"><draw:frame draw:style-name="fr3" draw:name="Objet6" text:anchor-type="as-char" svg:y="-0.534cm" svg:width="0.517cm" svg:height="0.87cm" draw:z-index="4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_5f_gras"><text:s/>= </text:span><text:span text:style-name="_5f_Caractères"><draw:frame draw:style-name="fr3" draw:name="Objet9" text:anchor-type="as-char" svg:y="-0.534cm" svg:width="0.968cm" svg:height="0.87cm" draw:z-index="5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_5f_gras"><text:s/>= </text:span><text:span text:style-name="_5f_Caractères"><draw:frame draw:style-name="fr3" draw:name="Objet53" text:anchor-type="as-char" svg:y="-0.534cm" svg:width="0.293cm" svg:height="0.87cm" draw:z-index="5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h>
      <text:section text:style-name="Sect1" text:name="Section25">
        <text:p text:style-name="_5f_Paragraphe_5f_Réponse_5f_Elève_5f_Fractions"><text:span text:style-name="_5f_Caractères"><draw:frame draw:style-name="fr4" draw:name="Objet223" text:anchor-type="as-char" svg:y="-0.534cm" svg:width="0.517cm" svg:height="0.87cm" draw:z-index="5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<text:s/>= </text:span><text:span text:style-name="_5f_Caractères"><draw:frame draw:style-name="fr4" draw:name="Objet233" text:anchor-type="as-char" svg:y="-0.534cm" svg:width="1.159cm" svg:height="0.87cm" draw:z-index="5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<text:s/>= </text:span><text:span text:style-name="_5f_Caractères"><draw:frame draw:style-name="fr4" draw:name="Objet244" text:anchor-type="as-char" svg:y="-0.534cm" svg:width="0.63cm" svg:height="0.87cm" draw:z-index="5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<text:p text:style-name="_5f_Paragraphe_5f_Réponse_5f_Elève_5f_Fractions"><text:span text:style-name="_5f_Caractères"><draw:frame draw:style-name="fr4" draw:name="Objet254" text:anchor-type="as-char" svg:y="-0.534cm" svg:width="0.517cm" svg:height="0.87cm" draw:z-index="5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<text:s/>= </text:span><text:span text:style-name="_5f_Caractères"><draw:frame draw:style-name="fr4" draw:name="Objet263" text:anchor-type="as-char" svg:y="-0.534cm" svg:width="1.159cm" svg:height="0.87cm" draw:z-index="5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<text:s/>= </text:span><draw:frame draw:style-name="fr4" draw:name="Objet273" text:anchor-type="as-char" svg:y="-0.534cm" svg:width="0.63cm" svg:height="0.87cm" draw:z-index="5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p text:style-name="_5f_Paragraphe_5f_Réponse_5f_Elève_5f_Fractions"><text:span text:style-name="_5f_Caractères"><draw:frame draw:style-name="fr4" draw:name="Objet284" text:anchor-type="as-char" svg:y="-0.534cm" svg:width="0.517cm" svg:height="0.87cm" draw:z-index="5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294" text:anchor-type="as-char" svg:y="-0.534cm" svg:width="1.159cm" svg:height="0.87cm" draw:z-index="5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"><text:s/>= </text:span><draw:frame draw:style-name="fr2" draw:name="Objet304" text:anchor-type="as-char" svg:y="-0.534cm" svg:width="0.63cm" svg:height="0.87cm" draw:z-index="6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317" text:anchor-type="as-char" svg:y="-0.534cm" svg:width="0.517cm" svg:height="0.87cm" draw:z-index="6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324" text:anchor-type="as-char" svg:y="-0.534cm" svg:width="1.159cm" svg:height="0.87cm" draw:z-index="6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<text:s/>= </text:span><draw:frame draw:style-name="fr2" draw:name="Objet334" text:anchor-type="as-char" svg:y="-0.534cm" svg:width="0.63cm" svg:height="0.87cm" draw:z-index="6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344" text:anchor-type="as-char" svg:y="-0.534cm" svg:width="0.517cm" svg:height="0.87cm" draw:z-index="9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354" text:anchor-type="as-char" svg:y="-0.534cm" svg:width="1.159cm" svg:height="0.87cm" draw:z-index="9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"><text:s/>= </text:span><draw:frame draw:style-name="fr2" draw:name="Objet365" text:anchor-type="as-char" svg:y="-0.534cm" svg:width="0.517cm" svg:height="0.87cm" draw:z-index="94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375" text:anchor-type="as-char" svg:y="-0.534cm" svg:width="0.517cm" svg:height="0.87cm" draw:z-index="9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383" text:anchor-type="as-char" svg:y="-0.534cm" svg:width="1.383cm" svg:height="0.87cm" draw:z-index="9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"><text:s/>= </text:span><draw:frame draw:style-name="fr2" draw:name="Objet394" text:anchor-type="as-char" svg:y="-0.534cm" svg:width="0.517cm" svg:height="0.87cm" draw:z-index="97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403" text:anchor-type="as-char" svg:y="-0.534cm" svg:width="0.517cm" svg:height="0.87cm" draw:z-index="9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418" text:anchor-type="as-char" svg:y="-0.534cm" svg:width="1.383cm" svg:height="0.87cm" draw:z-index="99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"><text:s/>= </text:span><draw:frame draw:style-name="fr2" draw:name="Objet424" text:anchor-type="as-char" svg:y="-0.534cm" svg:width="0.517cm" svg:height="0.87cm" draw:z-index="10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434" text:anchor-type="as-char" svg:y="-0.534cm" svg:width="0.517cm" svg:height="0.87cm" draw:z-index="101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443" text:anchor-type="as-char" svg:y="-0.534cm" svg:width="1.383cm" svg:height="0.87cm" draw:z-index="102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"><text:s/>= </text:span><draw:frame draw:style-name="fr2" draw:name="Objet453" text:anchor-type="as-char" svg:y="-0.534cm" svg:width="0.517cm" svg:height="0.87cm" draw:z-index="103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/text:section>
      <text:list text:continue-numbering="true" text:style-name="_5f_Numérotation_20_des_20_exercices">
        <text:list-item>
          <text:h text:style-name="P45" text:outline-level="1"><text:span text:style-name="_5f_Caractères_5f_gras">Multiples</text:span></text:h>
        </text:list-item>
      </text:list>
      <text:h text:style-name="_5f_Paragraphe" text:outline-level="1"><text:span text:style-name="_5f_Caractères">Pour chaque fraction, coche le (ou les) nombre(s) par le(s)quel(s) elle est simplifiable.</text:span>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column table:style-name="Tableau5.I"/>
        <table:table-header-rows>
          <table:table-row table:style-name="Tableau5.1">
            <table:table-cell table:style-name="Tableau5.A1" office:value-type="string">
              <text:h text:style-name="_5f_Tableau_5f_Centré" text:outline-level="1"><text:span text:style-name="_5f_Caractères"/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310" text:anchor-type="as-char" svg:y="-0.534cm" svg:width="0.293cm" svg:height="0.87cm" draw:z-index="6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410" text:anchor-type="as-char" svg:y="-0.534cm" svg:width="0.517cm" svg:height="0.87cm" draw:z-index="6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8" text:anchor-type="as-char" svg:y="-0.534cm" svg:width="0.517cm" svg:height="0.87cm" draw:z-index="7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261" text:anchor-type="as-char" svg:y="-0.534cm" svg:width="0.517cm" svg:height="0.87cm" draw:z-index="8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271" text:anchor-type="as-char" svg:y="-0.534cm" svg:width="0.517cm" svg:height="0.87cm" draw:z-index="8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312" text:anchor-type="as-char" svg:y="-0.534cm" svg:width="0.517cm" svg:height="0.87cm" draw:z-index="8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321" text:anchor-type="as-char" svg:y="-0.534cm" svg:width="0.741cm" svg:height="0.87cm" draw:z-index="86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h>
            </table:table-cell>
            <table:table-cell table:style-name="Tableau5.I1">
              <text:h text:style-name="_5f_Tableau_5f_Centré" text:outline-level="1"><text:span text:style-name="_5f_Caractères"><draw:frame draw:style-name="fr3" draw:name="Objet331" text:anchor-type="as-char" svg:y="-0.534cm" svg:width="0.517cm" svg:height="0.87cm" draw:z-index="8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h>
            </table:table-cell>
          </table:table-row>
        </table:table-header-rows>
        <table:table-row table:style-name="Tableau5.2">
          <table:table-cell table:style-name="Tableau5.I1" office:value-type="float" office:value="2">
            <text:h text:style-name="_5f_Tableau_5f_Centré" text:outline-level="1"><text:span text:style-name="_5f_Caractères">2</text:span></text:h>
          </table:table-cell>
          <table:table-cell table:style-name="Tableau5.B2" office:value-type="string">
            <text:h text:style-name="_5f_Tableau_5f_Centré" text:outline-level="1"><text:span text:style-name="_5f_Caractères"><text:s/></text:span></text:h>
          </table:table-cell>
          <table:table-cell table:style-name="Tableau5.C2" office:value-type="string">
            <text:h text:style-name="_5f_Tableau_5f_Centré" text:outline-level="1"><text:span text:style-name="_5f_Caractères"><text:s/></text:span></text:h>
          </table:table-cell>
          <table:table-cell table:style-name="Tableau5.D2" office:value-type="string">
            <text:h text:style-name="_5f_Tableau_5f_Centré" text:outline-level="1"><text:span text:style-name="_5f_Caractères"><text:s/></text:span></text:h>
          </table:table-cell>
          <table:table-cell table:style-name="Tableau5.E2" office:value-type="string">
            <text:h text:style-name="_5f_Tableau_5f_Centré" text:outline-level="1"><text:span text:style-name="_5f_Caractères"><text:s/></text:span></text:h>
          </table:table-cell>
          <table:table-cell table:style-name="Tableau5.F2" office:value-type="string">
            <text:h text:style-name="_5f_Tableau_5f_Centré" text:outline-level="1"><text:span text:style-name="_5f_Caractères"><text:s/></text:span></text:h>
          </table:table-cell>
          <table:table-cell table:style-name="Tableau5.G2" office:value-type="string">
            <text:h text:style-name="_5f_Tableau_5f_Centré" text:outline-level="1"><text:span text:style-name="_5f_Caractères"><text:s/></text:span></text:h>
          </table:table-cell>
          <table:table-cell table:style-name="Tableau5.H2" office:value-type="string">
            <text:h text:style-name="_5f_Tableau_5f_Centré" text:outline-level="1"><text:span text:style-name="_5f_Caractères"><text:s/></text:span></text:h>
          </table:table-cell>
          <table:table-cell table:style-name="Tableau5.I2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3">
            <text:h text:style-name="_5f_Tableau_5f_Centré" text:outline-level="1"><text:span text:style-name="_5f_Caractères">3</text:span></text:h>
          </table:table-cell>
          <table:table-cell table:style-name="Tableau5.B3" office:value-type="string">
            <text:h text:style-name="_5f_Tableau_5f_Centré" text:outline-level="1"><text:span text:style-name="_5f_Caractères"><text:s/></text:span></text:h>
          </table:table-cell>
          <table:table-cell table:style-name="Tableau5.C3" office:value-type="string">
            <text:h text:style-name="_5f_Tableau_5f_Centré" text:outline-level="1"><text:span text:style-name="_5f_Caractères"><text:s/></text:span></text:h>
          </table:table-cell>
          <table:table-cell table:style-name="Tableau5.D3" office:value-type="string">
            <text:h text:style-name="_5f_Tableau_5f_Centré" text:outline-level="1"><text:span text:style-name="_5f_Caractères"><text:s/></text:span></text:h>
          </table:table-cell>
          <table:table-cell table:style-name="Tableau5.E3" office:value-type="string">
            <text:h text:style-name="_5f_Tableau_5f_Centré" text:outline-level="1"><text:span text:style-name="_5f_Caractères"><text:s/></text:span></text:h>
          </table:table-cell>
          <table:table-cell table:style-name="Tableau5.F3" office:value-type="string">
            <text:h text:style-name="_5f_Tableau_5f_Centré" text:outline-level="1"><text:span text:style-name="_5f_Caractères"><text:s/></text:span></text:h>
          </table:table-cell>
          <table:table-cell table:style-name="Tableau5.G3" office:value-type="string">
            <text:h text:style-name="_5f_Tableau_5f_Centré" text:outline-level="1"><text:span text:style-name="_5f_Caractères"><text:s/></text:span></text:h>
          </table:table-cell>
          <table:table-cell table:style-name="Tableau5.H3" office:value-type="string">
            <text:h text:style-name="_5f_Tableau_5f_Centré" text:outline-level="1"><text:span text:style-name="_5f_Caractères"><text:s/></text:span></text:h>
          </table:table-cell>
          <table:table-cell table:style-name="Tableau5.I3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4">
            <text:h text:style-name="_5f_Tableau_5f_Centré" text:outline-level="1"><text:span text:style-name="_5f_Caractères">4</text:span></text:h>
          </table:table-cell>
          <table:table-cell table:style-name="Tableau5.B4" office:value-type="string">
            <text:h text:style-name="_5f_Tableau_5f_Centré" text:outline-level="1"><text:span text:style-name="_5f_Caractères"><text:s/></text:span></text:h>
          </table:table-cell>
          <table:table-cell table:style-name="Tableau5.C4" office:value-type="string">
            <text:h text:style-name="_5f_Tableau_5f_Centré" text:outline-level="1"><text:span text:style-name="_5f_Caractères"><text:s/></text:span></text:h>
          </table:table-cell>
          <table:table-cell table:style-name="Tableau5.D4" office:value-type="string">
            <text:h text:style-name="_5f_Tableau_5f_Centré" text:outline-level="1"><text:span text:style-name="_5f_Caractères"><text:s/></text:span></text:h>
          </table:table-cell>
          <table:table-cell table:style-name="Tableau5.E4" office:value-type="string">
            <text:h text:style-name="_5f_Tableau_5f_Centré" text:outline-level="1"><text:span text:style-name="_5f_Caractères"><text:s/></text:span></text:h>
          </table:table-cell>
          <table:table-cell table:style-name="Tableau5.F4" office:value-type="string">
            <text:h text:style-name="_5f_Tableau_5f_Centré" text:outline-level="1"><text:span text:style-name="_5f_Caractères"><text:s/></text:span></text:h>
          </table:table-cell>
          <table:table-cell table:style-name="Tableau5.G4" office:value-type="string">
            <text:h text:style-name="_5f_Tableau_5f_Centré" text:outline-level="1"><text:span text:style-name="_5f_Caractères"><text:s/></text:span></text:h>
          </table:table-cell>
          <table:table-cell table:style-name="Tableau5.H4" office:value-type="string">
            <text:h text:style-name="_5f_Tableau_5f_Centré" text:outline-level="1"><text:span text:style-name="_5f_Caractères"><text:s/></text:span></text:h>
          </table:table-cell>
          <table:table-cell table:style-name="Tableau5.I4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5">
            <text:h text:style-name="_5f_Tableau_5f_Centré" text:outline-level="1"><text:span text:style-name="_5f_Caractères">5</text:span></text:h>
          </table:table-cell>
          <table:table-cell table:style-name="Tableau5.B5" office:value-type="string">
            <text:h text:style-name="_5f_Tableau_5f_Centré" text:outline-level="1"><text:span text:style-name="_5f_Caractères"><text:s/></text:span></text:h>
          </table:table-cell>
          <table:table-cell table:style-name="Tableau5.C5" office:value-type="string">
            <text:h text:style-name="_5f_Tableau_5f_Centré" text:outline-level="1"><text:span text:style-name="_5f_Caractères"><text:s/></text:span></text:h>
          </table:table-cell>
          <table:table-cell table:style-name="Tableau5.D5" office:value-type="string">
            <text:h text:style-name="_5f_Tableau_5f_Centré" text:outline-level="1"><text:span text:style-name="_5f_Caractères"><text:s/></text:span></text:h>
          </table:table-cell>
          <table:table-cell table:style-name="Tableau5.E5" office:value-type="string">
            <text:h text:style-name="_5f_Tableau_5f_Centré" text:outline-level="1"><text:span text:style-name="_5f_Caractères"><text:s/></text:span></text:h>
          </table:table-cell>
          <table:table-cell table:style-name="Tableau5.F5" office:value-type="string">
            <text:h text:style-name="_5f_Tableau_5f_Centré" text:outline-level="1"><text:span text:style-name="_5f_Caractères"><text:s/></text:span></text:h>
          </table:table-cell>
          <table:table-cell table:style-name="Tableau5.G5" office:value-type="string">
            <text:h text:style-name="_5f_Tableau_5f_Centré" text:outline-level="1"><text:span text:style-name="_5f_Caractères"><text:s/></text:span></text:h>
          </table:table-cell>
          <table:table-cell table:style-name="Tableau5.H5" office:value-type="string">
            <text:h text:style-name="_5f_Tableau_5f_Centré" text:outline-level="1"><text:span text:style-name="_5f_Caractères"><text:s/></text:span></text:h>
          </table:table-cell>
          <table:table-cell table:style-name="Tableau5.I5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9">
            <text:h text:style-name="_5f_Tableau_5f_Centré" text:outline-level="1"><text:span text:style-name="_5f_Caractères">9</text:span></text:h>
          </table:table-cell>
          <table:table-cell table:style-name="Tableau5.B6" office:value-type="string">
            <text:h text:style-name="_5f_Tableau_5f_Centré" text:outline-level="1"><text:span text:style-name="_5f_Caractères"><text:s/></text:span></text:h>
          </table:table-cell>
          <table:table-cell table:style-name="Tableau5.C6" office:value-type="string">
            <text:h text:style-name="_5f_Tableau_5f_Centré" text:outline-level="1"><text:span text:style-name="_5f_Caractères"><text:s/></text:span></text:h>
          </table:table-cell>
          <table:table-cell table:style-name="Tableau5.D6" office:value-type="string">
            <text:h text:style-name="_5f_Tableau_5f_Centré" text:outline-level="1"><text:span text:style-name="_5f_Caractères"><text:s/></text:span></text:h>
          </table:table-cell>
          <table:table-cell table:style-name="Tableau5.E6" office:value-type="string">
            <text:h text:style-name="_5f_Tableau_5f_Centré" text:outline-level="1"><text:span text:style-name="_5f_Caractères"><text:s/></text:span></text:h>
          </table:table-cell>
          <table:table-cell table:style-name="Tableau5.F6" office:value-type="string">
            <text:h text:style-name="_5f_Tableau_5f_Centré" text:outline-level="1"><text:span text:style-name="_5f_Caractères"><text:s/></text:span></text:h>
          </table:table-cell>
          <table:table-cell table:style-name="Tableau5.G6" office:value-type="string">
            <text:h text:style-name="_5f_Tableau_5f_Centré" text:outline-level="1"><text:span text:style-name="_5f_Caractères"><text:s/></text:span></text:h>
          </table:table-cell>
          <table:table-cell table:style-name="Tableau5.H6" office:value-type="string">
            <text:h text:style-name="_5f_Tableau_5f_Centré" text:outline-level="1"><text:span text:style-name="_5f_Caractères"><text:s/></text:span></text:h>
          </table:table-cell>
          <table:table-cell table:style-name="Tableau5.I6" office:value-type="string">
            <text:h text:style-name="_5f_Tableau_5f_Centré" text:outline-level="1"><text:span text:style-name="_5f_Caractères"><text:s/></text:span></text:h>
          </table:table-cell>
        </table:table-row>
      </table:table>
      <text:list text:continue-numbering="true" text:style-name="_5f_Numérotation_20_des_20_exercices">
        <text:list-item>
          <text:h text:style-name="P48" text:outline-level="1"><text:span text:style-name="_5f_Caractères">Simplifie les fractions en utilisant les critères de divisibilité ou les tables de multiplication.</text:span></text:h>
          <text:list>
            <text:list-item>
              <text:p text:style-name="P43"><text:span text:style-name="_5f_Caractères"><draw:frame draw:style-name="fr3" draw:name="Objet12" text:anchor-type="as-char" svg:y="-0.534cm" svg:width="0.517cm" svg:height="0.87cm" draw:z-index="88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Caractères"><text:s/>=  </text:span><text:span text:style-name="_5f_Caractères"><draw:frame draw:style-name="fr3" draw:name="Objet13" text:anchor-type="as-char" svg:y="-0.534cm" svg:width="1.395cm" svg:height="0.87cm" draw:z-index="89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_5f_Caractères"> = </text:span><text:span text:style-name="_5f_Caractères"><draw:frame draw:style-name="fr3" draw:name="Objet181" text:anchor-type="as-char" svg:y="-0.534cm" svg:width="0.517cm" svg:height="0.87cm" draw:z-index="91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    </text:list-item>
            <text:list-item>
              <text:p text:style-name="P43"><draw:frame draw:style-name="fr3" draw:name="Objet201" text:anchor-type="as-char" svg:y="-0.534cm" svg:width="0.741cm" svg:height="0.87cm" draw:z-index="90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  <text:list-item>
              <text:p text:style-name="P43"><draw:frame draw:style-name="fr3" draw:name="Objet212" text:anchor-type="as-char" svg:y="-0.534cm" svg:width="0.517cm" svg:height="0.87cm" draw:z-index="63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  <text:list-item>
              <text:p text:style-name="P43"><draw:frame draw:style-name="fr3" draw:name="Objet251" text:anchor-type="as-char" svg:y="-0.534cm" svg:width="0.517cm" svg:height="0.87cm" draw:z-index="70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  <text:list-item>
              <text:p text:style-name="P43"><draw:frame draw:style-name="fr3" draw:name="Objet11" text:anchor-type="as-char" svg:y="-0.534cm" svg:width="0.517cm" svg:height="0.87cm" draw:z-index="82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</text:list>
        </text:list-item>
        <text:list-item>
          <text:h text:style-name="P48" text:outline-level="1"><text:span text:style-name="_5f_Caractères">Luc a reçu une boîte de bonbons. Il en a mangé les </text:span><text:span text:style-name="_5f_Caractères"><draw:frame draw:style-name="fr2" draw:name="Objet1221" text:anchor-type="as-char" svg:y="-0.534cm" svg:width="0.517cm" svg:height="0.87cm" draw:z-index="71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_5f_Caractères">, il en a donné les </text:span><text:span text:style-name="_5f_Caractères"><draw:frame draw:style-name="fr2" draw:name="Objet1231" text:anchor-type="as-char" svg:y="-0.534cm" svg:width="0.517cm" svg:height="0.87cm" draw:z-index="72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_5f_Caractères"><text:s/>à Tom et les </text:span><text:span text:style-name="_5f_Caractères"><draw:frame draw:style-name="fr2" draw:name="Objet1241" text:anchor-type="as-char" svg:y="-0.534cm" svg:width="0.517cm" svg:height="0.87cm" draw:z-index="74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_5f_Caractères"><text:s/>à Nadia. Qui a eu la plus grosse part ?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h text:style-name="P48" text:outline-level="1"><text:span text:style-name="_5f_Caractères">Karim doit effectuer les calculs suivants et il lui reste très peu de temps. Aide-le à trouver une fraction simplifiée :</text:span></text:h>
        </text:list-item>
      </text:list>
      <text:p text:style-name="_5f_Paragraphe_5f_Réponse_5f_Elève_5f_Fractions"><text:span text:style-name="_5f_Caractères"><draw:frame draw:style-name="fr2" draw:name="Objet1271" text:anchor-type="as-char" svg:y="-0.534cm" svg:width="3.473cm" svg:height="0.87cm" draw:z-index="75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_5f_Caractères"> = </text:span><draw:frame draw:style-name="fr2" draw:name="Objet1281" text:anchor-type="as-char" svg:y="-0.534cm" svg:width="0.63cm" svg:height="0.87cm" draw:z-index="76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_5f_Paragraphe_5f_Réponse_5f_Elève_5f_Fractions"><text:span text:style-name="_5f_Caractères"><draw:frame draw:style-name="fr2" draw:name="Objet1331" text:anchor-type="as-char" svg:y="-0.534cm" svg:width="5.038cm" svg:height="0.87cm" draw:z-index="77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_5f_Caractères"> = </text:span><draw:frame draw:style-name="fr2" draw:name="Objet1341" text:anchor-type="as-char" svg:y="-0.534cm" svg:width="0.63cm" svg:height="0.87cm" draw:z-index="78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list text:continue-numbering="true" text:style-name="_5f_Numérotation_20_des_20_exercices">
        <text:list-item>
          <text:h text:style-name="P48" text:outline-level="1"><text:span text:style-name="_5f_Caractères">Simplifie au maximum la fraction suivante (chaque lettre représente un nombre entier) :</text:span></text:h>
        </text:list-item>
      </text:list>
      <text:p text:style-name="_5f_Paragraphe_5f_Réponse_5f_Elève_5f_Fractions"><text:span text:style-name="_5f_Caractères"><draw:frame draw:style-name="fr2" draw:name="Objet115" text:anchor-type="as-char" svg:y="-0.536cm" svg:width="4.974cm" svg:height="0.871cm" draw:z-index="79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_5f_Caractères"> = </text:span><draw:frame draw:style-name="fr2" draw:name="Objet1210" text:anchor-type="as-char" svg:y="-0.538cm" svg:width="3.327cm" svg:height="0.873cm" draw:z-index="80"><draw:object xlink:href="./Object 98" xlink:type="simple" xlink:show="embed" xlink:actuate="onLoad"/><draw:image xlink:href="./ObjectReplacements/Object 98" xlink:type="simple" xlink:show="embed" xlink:actuate="onLoad"/><svg:desc>formule</svg:desc></draw:frame></text:p>
      <text:list text:continue-numbering="true" text:style-name="_5f_Numérotation_20_des_20_exercices">
        <text:list-item>
          <text:h text:style-name="P48" text:outline-level="1"><text:span text:style-name="_5f_Caractères">Jules doit calculer </text:span><text:span text:style-name="_5f_Caractères"><draw:frame draw:style-name="fr2" draw:name="Objet1310" text:anchor-type="as-char" svg:y="-0.534cm" svg:width="0.517cm" svg:height="0.87cm" draw:z-index="81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_5f_Caractères"><text:s/>de 12. Indique-lui une méthode très rapide.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Elève"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5" style:family="text">
      <style:text-properties fo:font-variant="small-caps" fo:color="#7fb241" loext:opacity="100%" style:font-name="Bitstream Vera Sans6" fo:font-size="16pt" fo:font-weight="bold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7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105" draw:name="Ligne_Entete_Impair_Numerique_2col" draw:style-name="Mgr5" draw:text-style-name="MP4" svg:x1="16.023cm" svg:y1="0.36cm" svg:x2="20.496cm" svg:y2="0.36cm"><text:p/></draw:line><draw:line text:anchor-type="paragraph" draw:z-index="48" draw:name="Ligne_Verticale_Impair_Numerique_2col" draw:style-name="Mgr5" draw:text-style-name="MP4" svg:x1="9.477cm" svg:y1="2.007cm" svg:x2="9.477cm" svg:y2="27.044cm"><text:p/></draw:line>Simplification de fraction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08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106" draw:name="Ligne_Entete_Pair_Numerique_2col" draw:style-name="Mgr5" draw:text-style-name="MP4" svg:x1="16.023cm" svg:y1="0.36cm" svg:x2="20.496cm" svg:y2="0.36cm"><text:p/></draw:line><draw:line text:anchor-type="paragraph" draw:z-index="107" draw:name="Ligne_Verticale_Pair_Numerique_2col" draw:style-name="Mgr5" draw:text-style-name="MP4" svg:x1="9.477cm" svg:y1="2.007cm" svg:x2="9.477cm" svg:y2="27.044cm"><text:p/></draw:line>Simplificati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64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11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1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125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6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6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16"><draw:path text:anchor-type="paragraph" draw:z-index="104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7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7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17" text:outline-level="1"><draw:g text:anchor-type="paragraph" draw:z-index="6" draw:name="Fond_Num_Page_Impair_Donnees_2col" draw:style-name="Mgr2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5" draw:name="Fond_Num_Page_Pair_Donnees_2col" draw:style-name="Mgr2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140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Mesures_2col" draw:style-name="Mgr13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0"><draw:path text:anchor-type="paragraph" draw:z-index="141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Mesures_2col" draw:style-name="Mgr13" draw:text-style-name="MP4" svg:x1="16.023cm" svg:y1="0.36cm" svg:x2="20.496cm" svg:y2="0.36cm"><text:p/></draw:line><text:span text:style-name="MT6">À </text:span><text:span text:style-name="MT5">compléter</text:span></text:p>
      </style:header-left>
      <style:footer>
        <text:h text:style-name="MP22" text:outline-level="1"><draw:g text:anchor-type="paragraph" draw:z-index="9" draw:name="Fond_Num_Page_Impair_Mesures_2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10" draw:name="Fond_Num_Page_Pair_Mesures_2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148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25"><draw:path text:anchor-type="paragraph" draw:z-index="149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3" draw:name="Fond_Num_Page_Impair_Problemes_2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4" draw:name="Fond_Num_Page_Pair_Problemes_2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41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7" draw:name="Ligne_Entete_Impair_Programmation_2col" draw:style-name="Mgr19" draw:text-style-name="MP4" svg:x1="16.023cm" svg:y1="0.36cm" svg:x2="20.496cm" svg:y2="0.36cm"><text:p/></draw:line><draw:frame text:anchor-type="paragraph" draw:z-index="4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0"><draw:path text:anchor-type="paragraph" draw:z-index="42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8" draw:name="Ligne_Entete_Pair_Programmation_2col" draw:style-name="Mgr19" draw:text-style-name="MP4" svg:x1="16.023cm" svg:y1="0.36cm" svg:x2="20.496cm" svg:y2="0.36cm"><text:p/></draw:line><draw:frame text:anchor-type="paragraph" draw:z-index="4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7" draw:name="Fond_Num_Page_Impair_Programmation_2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8" draw:name="Fond_Num_Page_Pair_Programmation_2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39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5" draw:name="Ligne_Entete_Impair_Programmation_1col" draw:style-name="Mgr19" draw:text-style-name="MP4" svg:x1="16.023cm" svg:y1="0.36cm" svg:x2="20.496cm" svg:y2="0.36cm"><text:p/></draw:line><draw:frame text:anchor-type="paragraph" draw:z-index="4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5"><draw:path text:anchor-type="paragraph" draw:z-index="40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6" draw:name="Ligne_Entete_Pair_Programmation_1col" draw:style-name="Mgr19" draw:text-style-name="MP4" svg:x1="16.023cm" svg:y1="0.36cm" svg:x2="20.496cm" svg:y2="0.36cm"><text:p/></draw:line><draw:frame text:anchor-type="paragraph" draw:z-index="4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5" draw:name="Fond_Num_Page_Impair_Programmation_1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6" draw:name="Fond_Num_Page_Pair_Programmation_1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146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5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36"><draw:path text:anchor-type="paragraph" draw:z-index="147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37" text:outline-level="1"><draw:g text:anchor-type="paragraph" draw:z-index="11" draw:name="Fond_Num_Page_Impair_Problemes_1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2" draw:name="Fond_Num_Page_Pair_Problemes_1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138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Mesures_1col" draw:style-name="Mgr13" draw:text-style-name="MP4" svg:x1="16.023cm" svg:y1="0.36cm" svg:x2="20.496cm" svg:y2="0.36cm"><text:p/></draw:line><text:span text:style-name="MT6">À </text:span><text:span text:style-name="MT5">compléter</text:span></text:p>
      </style:header>
      <style:header-left>
        <text:p text:style-name="MP39"><draw:path text:anchor-type="paragraph" draw:z-index="139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Mesures_1col" draw:style-name="Mgr13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22" text:outline-level="1"><draw:g text:anchor-type="paragraph" draw:z-index="7" draw:name="Fond_Num_Page_Impair_Mesures_1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8" draw:name="Fond_Num_Page_Pair_Mesures_1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121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5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41"><draw:path text:anchor-type="paragraph" draw:z-index="122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4" draw:name="Ligne_Entete_Pair_Donnees_1col" draw:style-name="Mgr10" draw:text-style-name="MP4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109" draw:name="Fond_Num_Serie_Im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1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8" draw:name="Ligne_Entete_Im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45"><draw:path text:anchor-type="paragraph" draw:z-index="110" draw:name="Fond_Num_Serie_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1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9" draw:name="Ligne_Entete_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46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11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49"><draw:path text:anchor-type="paragraph" draw:z-index="11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0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46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9:32:30.722000000</meta:creation-date>
    <meta:editing-duration>PT38M7S</meta:editing-duration>
    <meta:editing-cycles>27</meta:editing-cycles>
    <meta:generator>LibreOffice/7.6.1.2$Linux_X86_64 LibreOffice_project/f5defcebd022c5bc36bbb79be232cb6926d8f674</meta:generator>
    <meta:initial-creator>M. KHARROUBI</meta:initial-creator>
    <dc:date>2024-06-15T07:31:16.664808791</dc:date>
    <meta:print-date>2024-03-02T10:39:21.068204321</meta:print-date>
    <meta:printed-by>PDF files</meta:printed-by>
    <meta:document-statistic meta:table-count="1" meta:image-count="0" meta:object-count="52" meta:page-count="1" meta:paragraph-count="168" meta:word-count="374" meta:character-count="1960" meta:non-whitespace-character-count="1542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72</mn>
      <mn>135</mn>
    </mfrac>
    <annotation encoding="StarMath 5.0">{72}over {135}</annotation>
  </semantics>
</math>
</file>

<file path=Object 10/content.xml><?xml version="1.0" encoding="utf-8"?>
<math xmlns="http://www.w3.org/1998/Math/MathML" display="block">
  <semantics>
    <mfrac>
      <mn>20</mn>
      <mn>80</mn>
    </mfrac>
    <annotation encoding="StarMath 5.0">{20}over {80}</annotation>
  </semantics>
</math>
</file>

<file path=Object 11/content.xml><?xml version="1.0" encoding="utf-8"?>
<math xmlns="http://www.w3.org/1998/Math/MathML" display="block">
  <semantics>
    <mfrac>
      <mn>108</mn>
      <mn>117</mn>
    </mfrac>
    <annotation encoding="StarMath 5.0">{108}over {117}</annotation>
  </semantics>
</math>
</file>

<file path=Object 12/content.xml><?xml version="1.0" encoding="utf-8"?>
<math xmlns="http://www.w3.org/1998/Math/MathML" display="block">
  <semantics>
    <mfrac>
      <mn>52</mn>
      <mn>28</mn>
    </mfrac>
    <annotation encoding="StarMath 5.0">{52}over {28}</annotation>
  </semantics>
</math>
</file>

<file path=Object 13/content.xml><?xml version="1.0" encoding="utf-8"?>
<math xmlns="http://www.w3.org/1998/Math/MathML" display="block">
  <semantics>
    <mfrac>
      <mn>20</mn>
      <mn>18</mn>
    </mfrac>
    <annotation encoding="StarMath 5.0">{20}over {18}</annotation>
  </semantics>
</math>
</file>

<file path=Object 14/content.xml><?xml version="1.0" encoding="utf-8"?>
<math xmlns="http://www.w3.org/1998/Math/MathML" display="block">
  <semantics>
    <mfrac>
      <mrow>
        <mn>2</mn>
        <mi>×</mi>
        <mstyle mathcolor="silver">
          <mn>.....</mn>
        </mstyle>
      </mrow>
      <mrow>
        <mn>2</mn>
        <mi>×</mi>
        <mstyle mathcolor="silver">
          <mn>.....</mn>
        </mstyle>
      </mrow>
    </mfrac>
    <annotation encoding="StarMath 5.0">{{2}×color silver{.....}} over {{2}× color silver{.....}}</annotation>
  </semantics>
</math>
</file>

<file path=Object 15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color silver{.....}over color silver{.....}</annotation>
  </semantics>
</math>
</file>

<file path=Object 16/content.xml><?xml version="1.0" encoding="utf-8"?>
<math xmlns="http://www.w3.org/1998/Math/MathML" display="block">
  <semantics>
    <mfrac>
      <mn>30</mn>
      <mn>48</mn>
    </mfrac>
    <annotation encoding="StarMath 5.0">{30}over {48}</annotation>
  </semantics>
</math>
</file>

<file path=Object 17/content.xml><?xml version="1.0" encoding="utf-8"?>
<math xmlns="http://www.w3.org/1998/Math/MathML" display="block">
  <semantics>
    <mfrac>
      <mrow>
        <mn>6</mn>
        <mi>×</mi>
        <mstyle mathcolor="silver">
          <mn>.....</mn>
        </mstyle>
      </mrow>
      <mrow>
        <mn>6</mn>
        <mi>×</mi>
        <mstyle mathcolor="silver">
          <mn>.....</mn>
        </mstyle>
      </mrow>
    </mfrac>
    <annotation encoding="StarMath 5.0">{{6}×color silver{.....}} over {{6}×color silver{.....}}</annotation>
  </semantics>
</math>
</file>

<file path=Object 18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{color silver{.....} }over {color silver{.....} }</annotation>
  </semantics>
</math>
</file>

<file path=Object 19/content.xml><?xml version="1.0" encoding="utf-8"?>
<math xmlns="http://www.w3.org/1998/Math/MathML" display="block">
  <semantics>
    <mfrac>
      <mn>36</mn>
      <mn>32</mn>
    </mfrac>
    <annotation encoding="StarMath 5.0">{36}over {32}</annotation>
  </semantics>
</math>
</file>

<file path=Object 2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20/content.xml><?xml version="1.0" encoding="utf-8"?>
<math xmlns="http://www.w3.org/1998/Math/MathML" display="block">
  <semantics>
    <mfrac>
      <mrow>
        <mn>4</mn>
        <mi>×</mi>
        <mstyle mathcolor="silver">
          <mn>.....</mn>
        </mstyle>
      </mrow>
      <mrow>
        <mn>4</mn>
        <mi>×</mi>
        <mstyle mathcolor="silver">
          <mn>.....</mn>
        </mstyle>
      </mrow>
    </mfrac>
    <annotation encoding="StarMath 5.0">{{4}×color silver{.....}} over {{4}×color silver{.....}}</annotation>
  </semantics>
</math>
</file>

<file path=Object 21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{color silver{.....} }over {color silver{.....} }</annotation>
  </semantics>
</math>
</file>

<file path=Object 22/content.xml><?xml version="1.0" encoding="utf-8"?>
<math xmlns="http://www.w3.org/1998/Math/MathML" display="block">
  <semantics>
    <mfrac>
      <mn>3</mn>
      <mn>21</mn>
    </mfrac>
    <annotation encoding="StarMath 5.0">{3}over {21}</annotation>
  </semantics>
</math>
</file>

<file path=Object 23/content.xml><?xml version="1.0" encoding="utf-8"?>
<math xmlns="http://www.w3.org/1998/Math/MathML" display="block">
  <semantics>
    <mfrac>
      <mrow>
        <mn>3</mn>
        <mi>×</mi>
        <mstyle mathcolor="silver">
          <mn>.....</mn>
        </mstyle>
      </mrow>
      <mrow>
        <mn>3</mn>
        <mi>×</mi>
        <mstyle mathcolor="silver">
          <mn>.....</mn>
        </mstyle>
      </mrow>
    </mfrac>
    <annotation encoding="StarMath 5.0">{{3}×color silver{.....}} over {{3}×color silver{.....}}</annotation>
  </semantics>
</math>
</file>

<file path=Object 24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{color silver{.....} }over {color silver{.....} }</annotation>
  </semantics>
</math>
</file>

<file path=Object 25/content.xml><?xml version="1.0" encoding="utf-8"?>
<math xmlns="http://www.w3.org/1998/Math/MathML" display="block">
  <semantics>
    <mfrac>
      <mn>98</mn>
      <mn>35</mn>
    </mfrac>
    <annotation encoding="StarMath 5.0">{98}over {35}</annotation>
  </semantics>
</math>
</file>

<file path=Object 26/content.xml><?xml version="1.0" encoding="utf-8"?>
<math xmlns="http://www.w3.org/1998/Math/MathML" display="block">
  <semantics>
    <mfrac>
      <mrow>
        <mn>7</mn>
        <mi>×</mi>
        <mstyle mathcolor="silver">
          <mn>.....</mn>
        </mstyle>
      </mrow>
      <mrow>
        <mn>7</mn>
        <mi>×</mi>
        <mstyle mathcolor="silver">
          <mn>.....</mn>
        </mstyle>
      </mrow>
    </mfrac>
    <annotation encoding="StarMath 5.0">{{7}×color silver{.....}} over {{7}×color silver{.....}}</annotation>
  </semantics>
</math>
</file>

<file path=Object 27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28/content.xml><?xml version="1.0" encoding="utf-8"?>
<math xmlns="http://www.w3.org/1998/Math/MathML" display="block">
  <semantics>
    <mfrac>
      <mn>99</mn>
      <mn>44</mn>
    </mfrac>
    <annotation encoding="StarMath 5.0">{99}over {44}</annotation>
  </semantics>
</math>
</file>

<file path=Object 29/content.xml><?xml version="1.0" encoding="utf-8"?>
<math xmlns="http://www.w3.org/1998/Math/MathML" display="block">
  <semantics>
    <mfrac>
      <mrow>
        <mn>11</mn>
        <mi>×</mi>
        <mstyle mathcolor="silver">
          <mn>.....</mn>
        </mstyle>
      </mrow>
      <mrow>
        <mn>11</mn>
        <mi>×</mi>
        <mstyle mathcolor="silver">
          <mn>.....</mn>
        </mstyle>
      </mrow>
    </mfrac>
    <annotation encoding="StarMath 5.0">{{11}×color silver{.....}} over {{11}×color silver{.....}}</annotation>
  </semantics>
</math>
</file>

<file path=Object 3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style mathcolor="fuchsia">
          <mstyle mathvariant="bold">
            <mn>3</mn>
          </mstyle>
        </mstyle>
      </mrow>
      <mrow>
        <mn>7</mn>
        <mrow>
          <mspace width="0.5em"/>
          <mo stretchy="false">×</mo>
          <mspace width="0.5em"/>
        </mrow>
        <mstyle mathcolor="fuchsia">
          <mstyle mathvariant="bold">
            <mn>3</mn>
          </mstyle>
        </mstyle>
      </mrow>
    </mfrac>
    <annotation encoding="StarMath 5.0">{ 5` times` color magenta bold{3} } over { 7` times `color magenta bold{3} } </annotation>
  </semantics>
</math>
</file>

<file path=Object 30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31/content.xml><?xml version="1.0" encoding="utf-8"?>
<math xmlns="http://www.w3.org/1998/Math/MathML" display="block">
  <semantics>
    <mfrac>
      <mn>17</mn>
      <mn>34</mn>
    </mfrac>
    <annotation encoding="StarMath 5.0">{17}over {34}</annotation>
  </semantics>
</math>
</file>

<file path=Object 32/content.xml><?xml version="1.0" encoding="utf-8"?>
<math xmlns="http://www.w3.org/1998/Math/MathML" display="block">
  <semantics>
    <mfrac>
      <mrow>
        <mn>17</mn>
        <mi>×</mi>
        <mstyle mathcolor="silver">
          <mn>.....</mn>
        </mstyle>
      </mrow>
      <mrow>
        <mn>17</mn>
        <mi>×</mi>
        <mstyle mathcolor="silver">
          <mn>.....</mn>
        </mstyle>
      </mrow>
    </mfrac>
    <annotation encoding="StarMath 5.0">{{17}×color silver{.....}} over {{17}×color silver{.....}}</annotation>
  </semantics>
</math>
</file>

<file path=Object 33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34/content.xml><?xml version="1.0" encoding="utf-8"?>
<math xmlns="http://www.w3.org/1998/Math/MathML" display="block">
  <semantics>
    <mfrac>
      <mn>76</mn>
      <mn>95</mn>
    </mfrac>
    <annotation encoding="StarMath 5.0">{76}over {95}</annotation>
  </semantics>
</math>
</file>

<file path=Object 35/content.xml><?xml version="1.0" encoding="utf-8"?>
<math xmlns="http://www.w3.org/1998/Math/MathML" display="block">
  <semantics>
    <mfrac>
      <mrow>
        <mn>19</mn>
        <mi>×</mi>
        <mstyle mathcolor="silver">
          <mn>.....</mn>
        </mstyle>
      </mrow>
      <mrow>
        <mn>19</mn>
        <mi>×</mi>
        <mstyle mathcolor="silver">
          <mn>.....</mn>
        </mstyle>
      </mrow>
    </mfrac>
    <annotation encoding="StarMath 5.0">{{19}×color silver{.....}} over {{19}×color silver{.....}}</annotation>
  </semantics>
</math>
</file>

<file path=Object 36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37/content.xml><?xml version="1.0" encoding="utf-8"?>
<math xmlns="http://www.w3.org/1998/Math/MathML" display="block">
  <semantics>
    <mfrac>
      <mn>75</mn>
      <mn>24</mn>
    </mfrac>
    <annotation encoding="StarMath 5.0">{75}over {24}</annotation>
  </semantics>
</math>
</file>

<file path=Object 38/content.xml><?xml version="1.0" encoding="utf-8"?>
<math xmlns="http://www.w3.org/1998/Math/MathML" display="block">
  <semantics>
    <mfrac>
      <mn>99</mn>
      <mn>22</mn>
    </mfrac>
    <annotation encoding="StarMath 5.0">{99}over {22}</annotation>
  </semantics>
</math>
</file>

<file path=Object 39/content.xml><?xml version="1.0" encoding="utf-8"?>
<math xmlns="http://www.w3.org/1998/Math/MathML" display="block">
  <semantics>
    <mfrac>
      <mn>34</mn>
      <mn>51</mn>
    </mfrac>
    <annotation encoding="StarMath 5.0">{34}over {51}</annotation>
  </semantics>
</math>
</file>

<file path=Object 4/content.xml><?xml version="1.0" encoding="utf-8"?>
<math xmlns="http://www.w3.org/1998/Math/MathML" display="block">
  <semantics>
    <mfrac>
      <mn>5</mn>
      <mn>7</mn>
    </mfrac>
    <annotation encoding="StarMath 5.0">{5} over {7} </annotation>
  </semantics>
</math>
</file>

<file path=Object 5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6/content.xml><?xml version="1.0" encoding="utf-8"?>
<math xmlns="http://www.w3.org/1998/Math/MathML" display="block">
  <semantics>
    <mfrac>
      <mn>15</mn>
      <mn>20</mn>
    </mfrac>
    <annotation encoding="StarMath 5.0">{15}over {20}</annotation>
  </semantics>
</math>
</file>

<file path=Object 61/content.xml><?xml version="1.0" encoding="utf-8"?>
<math xmlns="http://www.w3.org/1998/Math/MathML" display="block">
  <semantics>
    <mfrac>
      <mn>35</mn>
      <mn>55</mn>
    </mfrac>
    <annotation encoding="StarMath 5.0">{35}over {55}</annotation>
  </semantics>
</math>
</file>

<file path=Object 62/content.xml><?xml version="1.0" encoding="utf-8"?>
<math xmlns="http://www.w3.org/1998/Math/MathML" display="block">
  <semantics>
    <mfrac>
      <mrow>
        <mstyle color="silver">
          <mstyle color="silver">
            <mn>....</mn>
          </mstyle>
        </mstyle>
        <mrow>
          <mspace width="0.5em"/>
          <mo stretchy="false">×</mo>
          <mspace width="0.5em"/>
        </mrow>
        <mstyle color="silver">
          <mstyle color="silver">
            <mn>....</mn>
          </mstyle>
        </mstyle>
      </mrow>
      <mrow>
        <mstyle color="silver">
          <mstyle color="silver">
            <mn>....</mn>
          </mstyle>
        </mstyle>
        <mrow>
          <mspace width="0.5em"/>
          <mo stretchy="false">×</mo>
          <mspace width="0.5em"/>
        </mrow>
        <mstyle color="silver">
          <mstyle color="silver">
            <mn>....</mn>
          </mstyle>
        </mstyle>
      </mrow>
    </mfrac>
    <annotation encoding="StarMath 5.0">{color silver {color silver{....}} `times` color silver {color silver{....}}} over {color silver {color silver{....}} `times` color silver {color silver{....}}}</annotation>
  </semantics>
</math>
</file>

<file path=Object 63/content.xml><?xml version="1.0" encoding="utf-8"?>
<math xmlns="http://www.w3.org/1998/Math/MathML" display="block">
  <semantics>
    <mfrac>
      <mstyle color="silver">
        <mstyle color="silver">
          <mn>....</mn>
        </mstyle>
      </mstyle>
      <mstyle color="silver">
        <mstyle color="silver">
          <mn>....</mn>
        </mstyle>
      </mstyle>
    </mfrac>
    <annotation encoding="StarMath 5.0">color silver {color silver{....}}over color silver {color silver{....}}</annotation>
  </semantics>
</math>
</file>

<file path=Object 7/content.xml><?xml version="1.0" encoding="utf-8"?>
<math xmlns="http://www.w3.org/1998/Math/MathML" display="block">
  <semantics>
    <mfrac>
      <mn>9</mn>
      <mn>12</mn>
    </mfrac>
    <annotation encoding="StarMath 5.0">{9}over {12}</annotation>
  </semantics>
</math>
</file>

<file path=Object 8/content.xml><?xml version="1.0" encoding="utf-8"?>
<math xmlns="http://www.w3.org/1998/Math/MathML" display="block">
  <semantics>
    <mfrac>
      <mn>30</mn>
      <mn>60</mn>
    </mfrac>
    <annotation encoding="StarMath 5.0">{30}over {60}</annotation>
  </semantics>
</math>
</file>

<file path=Object 9/content.xml><?xml version="1.0" encoding="utf-8"?>
<math xmlns="http://www.w3.org/1998/Math/MathML" display="block">
  <semantics>
    <mfrac>
      <mn>12</mn>
      <mn>36</mn>
    </mfrac>
    <annotation encoding="StarMath 5.0">{12}over {36}</annotation>
  </semantics>
</math>
</file>

<file path=Object 90/content.xml><?xml version="1.0" encoding="utf-8"?>
<math xmlns="http://www.w3.org/1998/Math/MathML" display="block">
  <semantics>
    <mfrac>
      <mn>2</mn>
      <mn>16</mn>
    </mfrac>
    <annotation encoding="StarMath 5.0">{2}over {16}</annotation>
  </semantics>
</math>
</file>

<file path=Object 91/content.xml><?xml version="1.0" encoding="utf-8"?>
<math xmlns="http://www.w3.org/1998/Math/MathML" display="block">
  <semantics>
    <mfrac>
      <mn>3</mn>
      <mn>24</mn>
    </mfrac>
    <annotation encoding="StarMath 5.0">{3}over {24}</annotation>
  </semantics>
</math>
</file>

<file path=Object 92/content.xml><?xml version="1.0" encoding="utf-8"?>
<math xmlns="http://www.w3.org/1998/Math/MathML" display="block">
  <semantics>
    <mfrac>
      <mn>7</mn>
      <mn>56</mn>
    </mfrac>
    <annotation encoding="StarMath 5.0">{7}over {56}</annotation>
  </semantics>
</math>
</file>

<file path=Object 93/content.xml><?xml version="1.0" encoding="utf-8"?>
<math xmlns="http://www.w3.org/1998/Math/MathML" display="block">
  <semantics>
    <mfrac>
      <mrow>
        <mn>1</mn>
        <mi>×</mi>
        <mn>2</mn>
        <mi>×</mi>
        <mn>3</mn>
        <mi>×</mi>
        <mn>4</mn>
        <mi>×</mi>
        <mn>5</mn>
        <mi>×</mi>
        <mn>6</mn>
        <mi>×</mi>
        <mn>7</mn>
      </mrow>
      <mrow>
        <mn>2</mn>
        <mi>×</mi>
        <mn>3</mn>
        <mi>×</mi>
        <mn>4</mn>
        <mi>×</mi>
        <mn>5</mn>
        <mi>×</mi>
        <mn>6</mn>
        <mi>×</mi>
        <mn>7</mn>
        <mi>×</mi>
        <mn>8</mn>
      </mrow>
    </mfrac>
    <annotation encoding="StarMath 5.0">{{1}×{2}×{3}×{4}×{5}×{6}×{7}} over {{2}×{3}×{4}×{5}×{6}×{7}×{8}}</annotation>
  </semantics>
</math>
</file>

<file path=Object 94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{color silver{.....} }over {color silver{.....} }</annotation>
  </semantics>
</math>
</file>

<file path=Object 95/content.xml><?xml version="1.0" encoding="utf-8"?>
<math xmlns="http://www.w3.org/1998/Math/MathML" display="block">
  <semantics>
    <mfrac>
      <mrow>
        <mn>1</mn>
        <mi>×</mi>
        <mn>2</mn>
        <mi>×</mi>
        <mn>3</mn>
        <mi>×</mi>
        <mstyle color="silver">
          <mn>......</mn>
        </mstyle>
        <mi>×</mi>
        <mn>98</mn>
        <mi>×</mi>
        <mn>99</mn>
        <mi>×</mi>
        <mn>100</mn>
      </mrow>
      <mrow>
        <mn>2</mn>
        <mi>×</mi>
        <mn>3</mn>
        <mi>×</mi>
        <mn>4</mn>
        <mi>×</mi>
        <mstyle color="silver">
          <mn>......</mn>
        </mstyle>
        <mi>×</mi>
        <mn>99</mn>
        <mi>×</mi>
        <mn>100</mn>
        <mi>×</mi>
        <mn>101</mn>
      </mrow>
    </mfrac>
    <annotation encoding="StarMath 5.0">{{1}×{2}×{3}×color silver{......}×{98}×{99}×{100}} over {{2}×{3}×{4}×color silver{......}×{99}×{100}×{101}}</annotation>
  </semantics>
</math>
</file>

<file path=Object 96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{color silver{.....} }over {color silver{.....} }</annotation>
  </semantics>
</math>
</file>

<file path=Object 97/content.xml><?xml version="1.0" encoding="utf-8"?>
<math xmlns="http://www.w3.org/1998/Math/MathML" display="block">
  <semantics>
    <mstyle mathsize="10pt">
      <mstyle mathvariant="italic">
        <mfrac>
          <mrow>
            <mtext>j</mtext>
            <mi>×</mi>
            <mtext>h</mtext>
            <mi>×</mi>
            <mtext>g</mtext>
            <mi>×</mi>
            <mtext>u</mtext>
            <mi>×</mi>
            <mtext>c</mtext>
            <mi>×</mi>
            <mtext>s</mtext>
            <mi>×</mi>
            <mtext>d</mtext>
            <mi>×</mi>
            <mtext>f</mtext>
            <mi>×</mi>
            <mtext>t</mtext>
            <mi>×</mi>
            <mtext>e</mtext>
          </mrow>
          <mrow>
            <mtext>c</mtext>
            <mi>×</mi>
            <mtext>m</mtext>
            <mi>×</mi>
            <mtext>d</mtext>
            <mi>×</mi>
            <mtext>f</mtext>
            <mi>×</mi>
            <mtext>a</mtext>
            <mi>×</mi>
            <mtext>l</mtext>
            <mi>×</mi>
            <mtext>g</mtext>
            <mi>×</mi>
            <mtext>i</mtext>
            <mi>×</mi>
            <mtext>h</mtext>
            <mi>×</mi>
            <mtext>n</mtext>
          </mrow>
        </mfrac>
      </mstyle>
    </mstyle>
    <annotation encoding="StarMath 5.0">size 10{ ital {{"j"×"h"×"g"×"u"×"c"×"s"×"d"×"f"×"t"×"e"}over {"c"×"m"×"d"×"f"×"a"×"l"×"g"×"i"×"h"×"n"}}}</annotation>
  </semantics>
</math>
</file>

<file path=Object 98/content.xml><?xml version="1.0" encoding="utf-8"?>
<math xmlns="http://www.w3.org/1998/Math/MathML" display="block">
  <semantics>
    <mfrac>
      <mstyle mathcolor="silver">
        <mn>.............................</mn>
      </mstyle>
      <mstyle mathcolor="silver">
        <mn>.............................</mn>
      </mstyle>
    </mfrac>
    <annotation encoding="StarMath 5.0">{color silver{.............................} }over {color silver{.............................} }</annotation>
  </semantics>
</math>
</file>

<file path=Object 99/content.xml><?xml version="1.0" encoding="utf-8"?>
<math xmlns="http://www.w3.org/1998/Math/MathML" display="block">
  <semantics>
    <mfrac>
      <mn>8</mn>
      <mn>16</mn>
    </mfrac>
    <annotation encoding="StarMath 5.0">{8}over {16}</annotation>
  </semantics>
</math>
</file>